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6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4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99cm"/>
    </style:style>
    <style:style style:name="gr10" style:family="graphic" style:parent-style-name="standard">
      <style:graphic-properties draw:textarea-horizontal-align="justify" draw:textarea-vertical-align="middle" draw:auto-grow-height="false" fo:min-height="3.55cm" fo:min-width="3.7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4.7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11.039cm" svg:y="13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.9cm" svg:x="1.939cm" svg:y="12.1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5.6cm" svg:x="15.939cm" svg:y="13.4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0.9cm" svg:x="12.239cm" svg:y="13.5cm">
          <text:p text:style-name="P1"><text:span text:style-name="T1">SortingHa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8cm" svg:x="3.239cm" svg:y="16.1cm">
          <text:p text:style-name="P1"><text:span text:style-name="T2">Items API I/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3.3cm" svg:x="6.539cm" svg:y="12.6cm">
          <text:p text:style-name="P1"><text:span text:style-name="T2">Items</text:span></text:p>
          <text:p text:style-name="P1"><text:span text:style-name="T2">API </text:span></text:p>
          <text:p text:style-name="P1"><text:span text:style-name="T2">I/O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739cm" svg:y1="14.2cm" svg:x2="11.139cm" svg:y2="15.1cm">
          <text:p/>
        </draw:line>
        <draw:line draw:style-name="gr7" draw:text-style-name="P2" draw:layer="layout" svg:x1="14.439cm" svg:y1="15.3cm" svg:x2="15.939cm" svg:y2="15.3cm">
          <text:p/>
        </draw:line>
        <draw:frame draw:style-name="gr8" draw:text-style-name="P3" draw:layer="layout" svg:width="3.961cm" svg:height="0.649cm" svg:x="16.239cm" svg:y="17.251cm">
          <draw:text-box>
            <text:p><text:span text:style-name="T3">Elastic/MySQL/Others</text:span></text:p>
          </draw:text-box>
        </draw:frame>
        <draw:frame draw:style-name="gr9" draw:text-style-name="P3" draw:layer="layout" svg:width="4.49cm" svg:height="0.649cm" svg:x="2.749cm" svg:y="14.8cm">
          <draw:text-box>
            <text:p><text:span text:style-name="T3">Elastic/Cassandra/Others</text:span></text:p>
          </draw:text-box>
        </draw:frame>
        <draw:custom-shape draw:style-name="gr10" draw:text-style-name="P1" draw:layer="layout" svg:width="4.2cm" svg:height="3.8cm" svg:x="10.039cm" svg:y="7.1cm">
          <text:p text:style-name="P1">SortingHa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8cm" svg:x="10.539cm" svg:y="9.8cm">
          <text:p text:style-name="P1"><text:span text:style-name="T2"><text:s/></text:span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cm" svg:height="1cm" svg:x="9.639cm" svg:y="11.9cm">
          <text:p text:style-name="P1"><text:span text:style-name="T2">o2sh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739cm" svg:y1="13.1cm" svg:x2="9.739cm" svg:y2="12.4cm">
          <text:p/>
        </draw:line>
        <draw:line draw:style-name="gr7" draw:text-style-name="P2" draw:layer="layout" svg:x1="10.539cm" svg:y1="11.9cm" svg:x2="11.339cm" svg:y2="10.6cm">
          <text:p/>
        </draw:line>
        <draw:line draw:style-name="gr7" draw:text-style-name="P2" draw:layer="layout" svg:x1="13.739cm" svg:y1="13.5cm" svg:x2="13.039cm" svg:y2="10.6cm">
          <text:p/>
        </draw:line>
        <draw:custom-shape draw:style-name="gr12" draw:text-style-name="P1" draw:layer="layout" svg:width="5.2cm" svg:height="1.4cm" svg:x="18cm" svg:y="2cm">
          <text:p text:style-name="P1"><text:span text:style-name="T2">Eclipse Found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cm" svg:height="1cm" svg:x="9.639cm" svg:y="11.9cm">
          <text:p text:style-name="P1"><text:span text:style-name="T2">o2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cm" svg:height="1.7cm" svg:x="19.2cm" svg:y="3.6cm">
          <text:p text:style-name="P1"><text:span text:style-name="T2">OpenStack Found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cm" svg:height="1cm" svg:x="11.6cm" svg:y="1.9cm">
          <text:p text:style-name="P1"><text:span text:style-name="T2">Linke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cm" svg:height="1cm" svg:x="3.3cm" svg:y="1.8cm">
          <text:p text:style-name="P1"><text:span text:style-name="T2">SH 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8cm" svg:x="10.5cm" svg:y="7.3cm">
          <text:p text:style-name="P1"><text:span text:style-name="T2"><text:s/></text:span><text:span text:style-name="T2">API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9.2cm" svg:y1="4.5cm" svg:x2="13.7cm" svg:y2="7.2cm">
          <text:p/>
        </draw:line>
        <draw:line draw:style-name="gr7" draw:text-style-name="P2" draw:layer="layout" svg:x1="18cm" svg:y1="3.2cm" svg:x2="12.8cm" svg:y2="7.1cm">
          <text:p/>
        </draw:line>
        <draw:line draw:style-name="gr7" draw:text-style-name="P2" draw:layer="layout" svg:x1="14.5cm" svg:y1="2.9cm" svg:x2="12.4cm" svg:y2="7.1cm">
          <text:p/>
        </draw:line>
        <draw:line draw:style-name="gr7" draw:text-style-name="P2" draw:layer="layout" svg:x1="6.8cm" svg:y1="2.8cm" svg:x2="11.3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2-14T16:49:44.132027992</dc:date>
    <dc:creator>acs </dc:creator>
    <meta:editing-duration>PT4H59M13S</meta:editing-duration>
    <meta:editing-cycles>11</meta:editing-cycles>
    <meta:generator>LibreOffice/5.0.2.2$Linux_X86_64 LibreOffice_project/00m0$Build-2</meta:generator>
    <meta:document-statistic meta:object-count="26"/>
  </office:meta>
</office:document-meta>
</file>